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0ca1e" officeooo:paragraph-rsid="0010ca1e"/>
    </style:style>
    <style:style style:name="T1" style:family="text">
      <style:text-properties officeooo:rsid="00124520"/>
    </style:style>
    <style:style style:name="T2" style:family="text">
      <style:text-properties officeooo:rsid="001314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chivo <text:span text:style-name="T2">de prueb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1 </meta:initial-creator>
    <meta:creation-date>2015-06-21T19:53:38.017498372</meta:creation-date>
    <dc:date>2015-09-26T16:06:26.625615946</dc:date>
    <dc:creator>usuario1 </dc:creator>
    <meta:editing-duration>PT5M4S</meta:editing-duration>
    <meta:editing-cycles>3</meta:editing-cycles>
    <meta:generator>LibreOffice/4.3.3.2$Linux_x86 LibreOffice_project/430m0$Build-2</meta:generator>
    <meta:document-statistic meta:table-count="0" meta:image-count="0" meta:object-count="0" meta:page-count="1" meta:paragraph-count="1" meta:word-count="3" meta:character-count="17" meta:non-whitespace-character-count="15"/>
  </office:meta>
</office:document-meta>
</file>